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8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087cm"/>
    </style:style>
    <style:style style:name="co3" style:family="table-column">
      <style:table-column-properties fo:break-before="auto" style:column-width="1.446cm"/>
    </style:style>
    <style:style style:name="co4" style:family="table-column">
      <style:table-column-properties fo:break-before="auto" style:column-width="2.835cm"/>
    </style:style>
    <style:style style:name="co5" style:family="table-column">
      <style:table-column-properties fo:break-before="auto" style:column-width="19.29cm"/>
    </style:style>
    <style:style style:name="co6" style:family="table-column">
      <style:table-column-properties fo:break-before="auto" style:column-width="1.169cm"/>
    </style:style>
    <style:style style:name="co7" style:family="table-column">
      <style:table-column-properties fo:break-before="auto" style:column-width="3.029cm"/>
    </style:style>
    <style:style style:name="co9" style:family="table-column">
      <style:table-column-properties fo:break-before="auto" style:column-width="4.61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9" table:default-cell-style-name="Default"/>
        <table:table-row table:style-name="ro1">
          <table:table-cell office:value-type="string">
            <text:p>Start</text:p>
          </table:table-cell>
          <table:table-cell office:value-type="string">
            <text:p>Accept</text:p>
          </table:table-cell>
          <table:table-cell office:value-type="string">
            <text:p>State</text:p>
          </table:table-cell>
          <table:table-cell office:value-type="string">
            <text:p>Event</text:p>
          </table:table-cell>
          <table:table-cell office:value-type="string">
            <text:p>Next</text:p>
          </table:table-cell>
          <table:table-cell office:value-type="string">
            <text:p>Entry</text:p>
          </table:table-cell>
          <table:table-cell office:value-type="string">
            <text:p>Exit</text:p>
          </table:table-cell>
          <table:table-cell office:value-type="string">
            <text:p>Regexp</text:p>
          </table:table-cell>
          <table:table-cell office:value-type="string">
            <text:p>Interpretation</text:p>
          </table:table-cell>
        </table:table-row>
        <table:table-row table:style-name="ro1">
          <table:table-cell office:value-type="string">
            <text:p>Yes</text:p>
          </table:table-cell>
          <table:table-cell/>
          <table:table-cell office:value-type="string">
            <text:p>initial</text:p>
          </table:table-cell>
          <table:table-cell office:value-type="string">
            <text:p>strict</text:p>
          </table:table-cell>
          <table:table-cell office:value-type="string">
            <text:p>graph</text:p>
          </table:table-cell>
          <table:table-cell/>
          <table:table-cell office:value-type="string">
            <text:p>save_prefix</text:p>
          </table:table-cell>
          <table:table-cell office:value-type="string">
            <text:p>(?:“[^”]*”|&lt;\s*&lt;.*?&gt;\s*&gt;|[a-zA-Z_][a-zA-Z_0-9]*|-?(?:\.[0-9]+|[0-9]+(?:\.[0-9])*))</text:p>
          </table:table-cell>
          <table:table-cell office:value-type="string">
            <text:p>ID</text:p>
          </table:table-cell>
        </table:table-row>
        <table:table-row table:style-name="ro1">
          <table:table-cell table:number-columns-repeated="3"/>
          <table:table-cell office:value-type="string">
            <text:p>(?:graph|digraph)</text:p>
          </table:table-cell>
          <table:table-cell office:value-type="string">
            <text:p>graph_id</text:p>
          </table:table-cell>
          <table:table-cell table:number-columns-repeated="2"/>
          <table:table-cell office:value-type="string">
            <text:p>:(?:“[^”]+”|&lt;\s*&lt;.*?&gt;\s*&gt;|[a-zA-Z_][a-zA-Z_0-9]*|-?(?:\.[0-9]+|[0-9]+(?:\.[0-9])*))</text:p>
          </table:table-cell>
          <table:table-cell office:value-type="string">
            <text:p>: + ID</text:p>
          </table:table-cell>
        </table:table-row>
        <table:table-row table:style-name="ro1">
          <table:table-cell table:number-columns-repeated="3"/>
          <table:table-cell table:formula="of:=[.H4]" office:value-type="string" office:string-value="\/\*.*\*\/">
            <text:p>\/\*.*\*\/</text:p>
          </table:table-cell>
          <table:table-cell office:value-type="string">
            <text:p>initial</text:p>
          </table:table-cell>
          <table:table-cell table:number-columns-repeated="2"/>
          <table:table-cell office:value-type="string">
            <text:p>\/\*.*\*\/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\s+</text:p>
          </table:table-cell>
          <table:table-cell office:value-type="string">
            <text:p>initial</text:p>
          </table:table-cell>
          <table:table-cell table:number-columns-repeated="2"/>
          <table:table-cell office:value-type="string">
            <text:p>:(?:“[^”]+”|&lt;\s*&lt;.*?&gt;\s*&gt;|[a-zA-Z_][a-zA-Z_0-9]*|-?(?:\.[0-9]+|[0-9]+(?:\.[0-9])*)):(?:n|ne|e|se|s|sw|w|nw|c|_)(?![a-zA-Z_0-9])</text:p>
          </table:table-cell>
          <table:table-cell office:value-type="string">
            <text:p>: + ID + : + Compass point</text:p>
          </table:table-cell>
        </table:table-row>
        <table:table-row table:style-name="ro1">
          <table:table-cell table:number-columns-repeated="7"/>
          <table:table-cell office:value-type="string">
            <text:p>:(?:n|ne|e|se|s|sw|w|nw|c|_)(?![a-zA-Z_0-9])</text:p>
          </table:table-cell>
          <table:table-cell office:value-type="string">
            <text:p>: + Compass point</text:p>
          </table:table-cell>
        </table:table-row>
        <table:table-row table:style-name="ro1">
          <table:table-cell table:number-columns-repeated="2"/>
          <table:table-cell office:value-type="string">
            <text:p>graph</text:p>
          </table:table-cell>
          <table:table-cell office:value-type="string">
            <text:p>(?:graph|digraph)</text:p>
          </table:table-cell>
          <table:table-cell office:value-type="string">
            <text:p>graph_id</text:p>
          </table:table-cell>
          <table:table-cell/>
          <table:table-cell office:value-type="string">
            <text:p>save_prefix</text:p>
          </table:table-cell>
          <table:table-cell office:value-type="string">
            <text:p>(?:-&gt;|--)</text:p>
          </table:table-cell>
          <table:table-cell office:value-type="string">
            <text:p>Edge</text:p>
          </table:table-cell>
        </table:table-row>
        <table:table-row table:style-name="ro1">
          <table:table-cell table:number-columns-repeated="3"/>
          <table:table-cell office:value-type="string">
            <text:p>\s+</text:p>
          </table:table-cell>
          <table:table-cell office:value-type="string">
            <text:p>graph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office:value-type="string">
            <text:p>graph_id</text:p>
          </table:table-cell>
          <table:table-cell table:formula="of:=[.H2]" office:value-type="string" office:string-value="(?:“[^”]*”|&lt;\s*&lt;.*?&gt;\s*&gt;|[a-zA-Z_][a-zA-Z_0-9]*|-?(?:\.[0-9]+|[0-9]+(?:\.[0-9])*))">
            <text:p>(?:“[^”]*”|&lt;\s*&lt;.*?&gt;\s*&gt;|[a-zA-Z_][a-zA-Z_0-9]*|-?(?:\.[0-9]+|[0-9]+(?:\.[0-9])*))</text:p>
          </table:table-cell>
          <table:table-cell office:value-type="string">
            <text:p>open_brace</text:p>
          </table:table-cell>
          <table:table-cell/>
          <table:table-cell office:value-type="string">
            <text:p>save_graph_id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{</text:p>
          </table:table-cell>
          <table:table-cell office:value-type="string">
            <text:p>statement_list_1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H4]" office:value-type="string" office:string-value="\/\*.*\*\/">
            <text:p>\/\*.*\*\/</text:p>
          </table:table-cell>
          <table:table-cell office:value-type="string">
            <text:p>graph_id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\s+</text:p>
          </table:table-cell>
          <table:table-cell office:value-type="string">
            <text:p>graph_id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office:value-type="string">
            <text:p>open_brace</text:p>
          </table:table-cell>
          <table:table-cell office:value-type="string">
            <text:p>{</text:p>
          </table:table-cell>
          <table:table-cell office:value-type="string">
            <text:p>statement_list_1</text:p>
          </table:table-cell>
          <table:table-cell/>
          <table:table-cell office:value-type="string">
            <text:p>start_statements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H4]" office:value-type="string" office:string-value="\/\*.*\*\/">
            <text:p>\/\*.*\*\/</text:p>
          </table:table-cell>
          <table:table-cell office:value-type="string">
            <text:p>open_brace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\s+</text:p>
          </table:table-cell>
          <table:table-cell office:value-type="string">
            <text:p>open_brace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office:value-type="string">
            <text:p>start_statement</text:p>
          </table:table-cell>
          <table:table-cell office:value-type="string">
            <text:p>{</text:p>
          </table:table-cell>
          <table:table-cell office:value-type="string">
            <text:p>statement_list_1</text:p>
          </table:table-cell>
          <table:table-cell/>
          <table:table-cell office:value-type="string">
            <text:p>start_statements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H4]" office:value-type="string" office:string-value="\/\*.*\*\/">
            <text:p>\/\*.*\*\/</text:p>
          </table:table-cell>
          <table:table-cell office:value-type="string">
            <text:p>start_statement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\s+</text:p>
          </table:table-cell>
          <table:table-cell office:value-type="string">
            <text:p>start_statement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>
            <text:p>Yes</text:p>
          </table:table-cell>
          <table:table-cell office:value-type="string">
            <text:p>statement_list_1</text:p>
          </table:table-cell>
          <table:table-cell office:value-type="string">
            <text:p>subgraph</text:p>
          </table:table-cell>
          <table:table-cell office:value-type="string">
            <text:p>graph_id</text:p>
          </table:table-cell>
          <table:table-cell/>
          <table:table-cell office:value-type="string">
            <text:p>save_id_1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H2]" office:value-type="string" office:string-value="(?:“[^”]*”|&lt;\s*&lt;.*?&gt;\s*&gt;|[a-zA-Z_][a-zA-Z_0-9]*|-?(?:\.[0-9]+|[0-9]+(?:\.[0-9])*))">
            <text:p>(?:“[^”]*”|&lt;\s*&lt;.*?&gt;\s*&gt;|[a-zA-Z_][a-zA-Z_0-9]*|-?(?:\.[0-9]+|[0-9]+(?:\.[0-9])*))</text:p>
          </table:table-cell>
          <table:table-cell office:value-type="string">
            <text:p>id_a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H7]" office:value-type="string" office:string-value="(?:-&gt;|--)">
            <text:p>(?:-&gt;|--)</text:p>
          </table:table-cell>
          <table:table-cell office:value-type="string">
            <text:p>edge_id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(?:\[)</text:p>
          </table:table-cell>
          <table:table-cell office:value-type="string">
            <text:p>attribute_list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{</text:p>
          </table:table-cell>
          <table:table-cell office:value-type="string">
            <text:p>statement_list_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}</text:p>
          </table:table-cell>
          <table:table-cell office:value-type="string">
            <text:p>end_statement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;</text:p>
          </table:table-cell>
          <table:table-cell office:value-type="string">
            <text:p>statement_list_1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H4]" office:value-type="string" office:string-value="\/\*.*\*\/">
            <text:p>\/\*.*\*\/</text:p>
          </table:table-cell>
          <table:table-cell office:value-type="string">
            <text:p>statement_list_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\s+</text:p>
          </table:table-cell>
          <table:table-cell office:value-type="string">
            <text:p>statement_list_1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>
            <text:p>Yes</text:p>
          </table:table-cell>
          <table:table-cell office:value-type="string">
            <text:p>statement_list_2</text:p>
          </table:table-cell>
          <table:table-cell office:value-type="string">
            <text:p>subgraph</text:p>
          </table:table-cell>
          <table:table-cell office:value-type="string">
            <text:p>graph_id</text:p>
          </table:table-cell>
          <table:table-cell/>
          <table:table-cell office:value-type="string">
            <text:p>save_id_1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H2]" office:value-type="string" office:string-value="(?:“[^”]*”|&lt;\s*&lt;.*?&gt;\s*&gt;|[a-zA-Z_][a-zA-Z_0-9]*|-?(?:\.[0-9]+|[0-9]+(?:\.[0-9])*))">
            <text:p>(?:“[^”]*”|&lt;\s*&lt;.*?&gt;\s*&gt;|[a-zA-Z_][a-zA-Z_0-9]*|-?(?:\.[0-9]+|[0-9]+(?:\.[0-9])*))</text:p>
          </table:table-cell>
          <table:table-cell office:value-type="string">
            <text:p>id_a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H7]" office:value-type="string" office:string-value="(?:-&gt;|--)">
            <text:p>(?:-&gt;|--)</text:p>
          </table:table-cell>
          <table:table-cell office:value-type="string">
            <text:p>edge_id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(?:\[)</text:p>
          </table:table-cell>
          <table:table-cell office:value-type="string">
            <text:p>attribute_list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{</text:p>
          </table:table-cell>
          <table:table-cell office:value-type="string">
            <text:p>statement_list_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}</text:p>
          </table:table-cell>
          <table:table-cell office:value-type="string">
            <text:p>end_statement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;</text:p>
          </table:table-cell>
          <table:table-cell office:value-type="string">
            <text:p>statement_list_2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H4]" office:value-type="string" office:string-value="\/\*.*\*\/">
            <text:p>\/\*.*\*\/</text:p>
          </table:table-cell>
          <table:table-cell office:value-type="string">
            <text:p>statement_list_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\s+</text:p>
          </table:table-cell>
          <table:table-cell office:value-type="string">
            <text:p>statement_list_2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office:value-type="string">
            <text:p>id_a</text:p>
          </table:table-cell>
          <table:table-cell office:value-type="string">
            <text:p>subgraph</text:p>
          </table:table-cell>
          <table:table-cell office:value-type="string">
            <text:p>graph_id</text:p>
          </table:table-cell>
          <table:table-cell/>
          <table:table-cell office:value-type="string">
            <text:p>save_id_2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H6]" office:value-type="string" office:string-value=":(?:n|ne|e|se|s|sw|w|nw|c|_)(?![a-zA-Z_0-9])">
            <text:p>:(?:n|ne|e|se|s|sw|w|nw|c|_)(?![a-zA-Z_0-9])</text:p>
          </table:table-cell>
          <table:table-cell office:value-type="string">
            <text:p>statement_list_1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H5]" office:value-type="string" office:string-value=":(?:“[^”]+”|&lt;\s*&lt;.*?&gt;\s*&gt;|[a-zA-Z_][a-zA-Z_0-9]*|-?(?:\.[0-9]+|[0-9]+(?:\.[0-9])*)):(?:n|ne|e|se|s|sw|w|nw|c|_)(?![a-zA-Z_0-9])">
            <text:p>:(?:“[^”]+”|&lt;\s*&lt;.*?&gt;\s*&gt;|[a-zA-Z_][a-zA-Z_0-9]*|-?(?:\.[0-9]+|[0-9]+(?:\.[0-9])*)):(?:n|ne|e|se|s|sw|w|nw|c|_)(?![a-zA-Z_0-9])</text:p>
          </table:table-cell>
          <table:table-cell office:value-type="string">
            <text:p>statement_list_1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H3]" office:value-type="string" office:string-value=":(?:“[^”]+”|&lt;\s*&lt;.*?&gt;\s*&gt;|[a-zA-Z_][a-zA-Z_0-9]*|-?(?:\.[0-9]+|[0-9]+(?:\.[0-9])*))">
            <text:p>:(?:“[^”]+”|&lt;\s*&lt;.*?&gt;\s*&gt;|[a-zA-Z_][a-zA-Z_0-9]*|-?(?:\.[0-9]+|[0-9]+(?:\.[0-9])*))</text:p>
          </table:table-cell>
          <table:table-cell office:value-type="string">
            <text:p>statement_list_1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H2]" office:value-type="string" office:string-value="(?:“[^”]*”|&lt;\s*&lt;.*?&gt;\s*&gt;|[a-zA-Z_][a-zA-Z_0-9]*|-?(?:\.[0-9]+|[0-9]+(?:\.[0-9])*))">
            <text:p>(?:“[^”]*”|&lt;\s*&lt;.*?&gt;\s*&gt;|[a-zA-Z_][a-zA-Z_0-9]*|-?(?:\.[0-9]+|[0-9]+(?:\.[0-9])*))</text:p>
          </table:table-cell>
          <table:table-cell office:value-type="string">
            <text:p>id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{</text:p>
          </table:table-cell>
          <table:table-cell office:value-type="string">
            <text:p>statement_list_1</text:p>
          </table:table-cell>
          <table:table-cell table:number-columns-repeated="2"/>
          <table:table-cell office:value-type="string">
            <text:p>A stand-alone {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}</text:p>
          </table:table-cell>
          <table:table-cell office:value-type="string">
            <text:p>end_statement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H7]" office:value-type="string" office:string-value="(?:-&gt;|--)">
            <text:p>(?:-&gt;|--)</text:p>
          </table:table-cell>
          <table:table-cell office:value-type="string">
            <text:p>id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\[</text:p>
          </table:table-cell>
          <table:table-cell office:value-type="string">
            <text:p>attribute_list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=</text:p>
          </table:table-cell>
          <table:table-cell office:value-type="string">
            <text:p>id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;</text:p>
          </table:table-cell>
          <table:table-cell office:value-type="string">
            <text:p>id_a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H4]" office:value-type="string" office:string-value="\/\*.*\*\/">
            <text:p>\/\*.*\*\/</text:p>
          </table:table-cell>
          <table:table-cell office:value-type="string">
            <text:p>id_a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\s+</text:p>
          </table:table-cell>
          <table:table-cell office:value-type="string">
            <text:p>id_a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office:value-type="string">
            <text:p>id_b</text:p>
          </table:table-cell>
          <table:table-cell office:value-type="string">
            <text:p>subgraph</text:p>
          </table:table-cell>
          <table:table-cell office:value-type="string">
            <text:p>graph_id</text:p>
          </table:table-cell>
          <table:table-cell/>
          <table:table-cell office:value-type="string">
            <text:p>save_id_2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H6]" office:value-type="string" office:string-value=":(?:n|ne|e|se|s|sw|w|nw|c|_)(?![a-zA-Z_0-9])">
            <text:p>:(?:n|ne|e|se|s|sw|w|nw|c|_)(?![a-zA-Z_0-9])</text:p>
          </table:table-cell>
          <table:table-cell office:value-type="string">
            <text:p>statement_list_1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H5]" office:value-type="string" office:string-value=":(?:“[^”]+”|&lt;\s*&lt;.*?&gt;\s*&gt;|[a-zA-Z_][a-zA-Z_0-9]*|-?(?:\.[0-9]+|[0-9]+(?:\.[0-9])*)):(?:n|ne|e|se|s|sw|w|nw|c|_)(?![a-zA-Z_0-9])">
            <text:p>:(?:“[^”]+”|&lt;\s*&lt;.*?&gt;\s*&gt;|[a-zA-Z_][a-zA-Z_0-9]*|-?(?:\.[0-9]+|[0-9]+(?:\.[0-9])*)):(?:n|ne|e|se|s|sw|w|nw|c|_)(?![a-zA-Z_0-9])</text:p>
          </table:table-cell>
          <table:table-cell office:value-type="string">
            <text:p>statement_list_1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H3]" office:value-type="string" office:string-value=":(?:“[^”]+”|&lt;\s*&lt;.*?&gt;\s*&gt;|[a-zA-Z_][a-zA-Z_0-9]*|-?(?:\.[0-9]+|[0-9]+(?:\.[0-9])*))">
            <text:p>:(?:“[^”]+”|&lt;\s*&lt;.*?&gt;\s*&gt;|[a-zA-Z_][a-zA-Z_0-9]*|-?(?:\.[0-9]+|[0-9]+(?:\.[0-9])*))</text:p>
          </table:table-cell>
          <table:table-cell office:value-type="string">
            <text:p>statement_list_1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H2]" office:value-type="string" office:string-value="(?:“[^”]*”|&lt;\s*&lt;.*?&gt;\s*&gt;|[a-zA-Z_][a-zA-Z_0-9]*|-?(?:\.[0-9]+|[0-9]+(?:\.[0-9])*))">
            <text:p>(?:“[^”]*”|&lt;\s*&lt;.*?&gt;\s*&gt;|[a-zA-Z_][a-zA-Z_0-9]*|-?(?:\.[0-9]+|[0-9]+(?:\.[0-9])*))</text:p>
          </table:table-cell>
          <table:table-cell office:value-type="string">
            <text:p>id_a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{</text:p>
          </table:table-cell>
          <table:table-cell office:value-type="string">
            <text:p>statement_list_1</text:p>
          </table:table-cell>
          <table:table-cell table:number-columns-repeated="2"/>
          <table:table-cell office:value-type="string">
            <text:p>A stand-alone {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}</text:p>
          </table:table-cell>
          <table:table-cell office:value-type="string">
            <text:p>end_statement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H7]" office:value-type="string" office:string-value="(?:-&gt;|--)">
            <text:p>(?:-&gt;|--)</text:p>
          </table:table-cell>
          <table:table-cell office:value-type="string">
            <text:p>id_a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\[</text:p>
          </table:table-cell>
          <table:table-cell office:value-type="string">
            <text:p>attribute_list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=</text:p>
          </table:table-cell>
          <table:table-cell office:value-type="string">
            <text:p>id_a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;</text:p>
          </table:table-cell>
          <table:table-cell office:value-type="string">
            <text:p>id_b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H4]" office:value-type="string" office:string-value="\/\*.*\*\/">
            <text:p>\/\*.*\*\/</text:p>
          </table:table-cell>
          <table:table-cell office:value-type="string">
            <text:p>id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\s+</text:p>
          </table:table-cell>
          <table:table-cell office:value-type="string">
            <text:p>id_b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office:value-type="string">
            <text:p>edge_id</text:p>
          </table:table-cell>
          <table:table-cell office:value-type="string">
            <text:p>subgraph</text:p>
          </table:table-cell>
          <table:table-cell office:value-type="string">
            <text:p>id_a</text:p>
          </table:table-cell>
          <table:table-cell/>
          <table:table-cell office:value-type="string">
            <text:p>save_id_1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H2]" office:value-type="string" office:string-value="(?:“[^”]*”|&lt;\s*&lt;.*?&gt;\s*&gt;|[a-zA-Z_][a-zA-Z_0-9]*|-?(?:\.[0-9]+|[0-9]+(?:\.[0-9])*))">
            <text:p>(?:“[^”]*”|&lt;\s*&lt;.*?&gt;\s*&gt;|[a-zA-Z_][a-zA-Z_0-9]*|-?(?:\.[0-9]+|[0-9]+(?:\.[0-9])*))</text:p>
          </table:table-cell>
          <table:table-cell office:value-type="string">
            <text:p>id_a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H7]" office:value-type="string" office:string-value="(?:-&gt;|--)">
            <text:p>(?:-&gt;|--)</text:p>
          </table:table-cell>
          <table:table-cell office:value-type="string">
            <text:p>statement_list_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}</text:p>
          </table:table-cell>
          <table:table-cell office:value-type="string">
            <text:p>end_statement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H4]" office:value-type="string" office:string-value="\/\*.*\*\/">
            <text:p>\/\*.*\*\/</text:p>
          </table:table-cell>
          <table:table-cell office:value-type="string">
            <text:p>edge_id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\s+</text:p>
          </table:table-cell>
          <table:table-cell office:value-type="string">
            <text:p>edge_id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office:value-type="string">
            <text:p>attribute_list</text:p>
          </table:table-cell>
          <table:table-cell table:formula="of:=[.H2]" office:value-type="string" office:string-value="(?:“[^”]*”|&lt;\s*&lt;.*?&gt;\s*&gt;|[a-zA-Z_][a-zA-Z_0-9]*|-?(?:\.[0-9]+|[0-9]+(?:\.[0-9])*))">
            <text:p>(?:“[^”]*”|&lt;\s*&lt;.*?&gt;\s*&gt;|[a-zA-Z_][a-zA-Z_0-9]*|-?(?:\.[0-9]+|[0-9]+(?:\.[0-9])*))</text:p>
          </table:table-cell>
          <table:table-cell office:value-type="string">
            <text:p>attribute_a</text:p>
          </table:table-cell>
          <table:table-cell/>
          <table:table-cell office:value-type="string">
            <text:p>save_attribut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]</text:p>
          </table:table-cell>
          <table:table-cell office:value-type="string">
            <text:p>statement_list_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}</text:p>
          </table:table-cell>
          <table:table-cell office:value-type="string">
            <text:p>statement_list_1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H4]" office:value-type="string" office:string-value="\/\*.*\*\/">
            <text:p>\/\*.*\*\/</text:p>
          </table:table-cell>
          <table:table-cell office:value-type="string">
            <text:p>attribute_list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\s+</text:p>
          </table:table-cell>
          <table:table-cell office:value-type="string">
            <text:p>attribute_list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office:value-type="string">
            <text:p>attribute_a</text:p>
          </table:table-cell>
          <table:table-cell table:formula="of:=[.H2]" office:value-type="string" office:string-value="(?:“[^”]*”|&lt;\s*&lt;.*?&gt;\s*&gt;|[a-zA-Z_][a-zA-Z_0-9]*|-?(?:\.[0-9]+|[0-9]+(?:\.[0-9])*))">
            <text:p>(?:“[^”]*”|&lt;\s*&lt;.*?&gt;\s*&gt;|[a-zA-Z_][a-zA-Z_0-9]*|-?(?:\.[0-9]+|[0-9]+(?:\.[0-9])*))</text:p>
          </table:table-cell>
          <table:table-cell office:value-type="string">
            <text:p>attribute_b</text:p>
          </table:table-cell>
          <table:table-cell/>
          <table:table-cell office:value-type="string">
            <text:p>save_attribut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=</text:p>
          </table:table-cell>
          <table:table-cell office:value-type="string">
            <text:p>attribute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,</text:p>
          </table:table-cell>
          <table:table-cell office:value-type="string">
            <text:p>attribute_list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]</text:p>
          </table:table-cell>
          <table:table-cell office:value-type="string">
            <text:p>statement_list_1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H4]" office:value-type="string" office:string-value="\/\*.*\*\/">
            <text:p>\/\*.*\*\/</text:p>
          </table:table-cell>
          <table:table-cell office:value-type="string">
            <text:p>attribute_a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\s+</text:p>
          </table:table-cell>
          <table:table-cell office:value-type="string">
            <text:p>attribute_a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office:value-type="string">
            <text:p>attribute_b</text:p>
          </table:table-cell>
          <table:table-cell table:formula="of:=[.H2]" office:value-type="string" office:string-value="(?:“[^”]*”|&lt;\s*&lt;.*?&gt;\s*&gt;|[a-zA-Z_][a-zA-Z_0-9]*|-?(?:\.[0-9]+|[0-9]+(?:\.[0-9])*))">
            <text:p>(?:“[^”]*”|&lt;\s*&lt;.*?&gt;\s*&gt;|[a-zA-Z_][a-zA-Z_0-9]*|-?(?:\.[0-9]+|[0-9]+(?:\.[0-9])*))</text:p>
          </table:table-cell>
          <table:table-cell office:value-type="string">
            <text:p>attribute_a</text:p>
          </table:table-cell>
          <table:table-cell/>
          <table:table-cell office:value-type="string">
            <text:p>save_attribut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=</text:p>
          </table:table-cell>
          <table:table-cell office:value-type="string">
            <text:p>attribute_a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,</text:p>
          </table:table-cell>
          <table:table-cell office:value-type="string">
            <text:p>attribute_list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]</text:p>
          </table:table-cell>
          <table:table-cell office:value-type="string">
            <text:p>statement_list_1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H4]" office:value-type="string" office:string-value="\/\*.*\*\/">
            <text:p>\/\*.*\*\/</text:p>
          </table:table-cell>
          <table:table-cell office:value-type="string">
            <text:p>attribute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\s+</text:p>
          </table:table-cell>
          <table:table-cell office:value-type="string">
            <text:p>attribute_b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>
            <text:p>Yes</text:p>
          </table:table-cell>
          <table:table-cell office:value-type="string">
            <text:p>end_statement</text:p>
          </table:table-cell>
          <table:table-cell office:value-type="string">
            <text:p>subgraph</text:p>
          </table:table-cell>
          <table:table-cell office:value-type="string">
            <text:p>graph_id</text:p>
          </table:table-cell>
          <table:table-cell/>
          <table:table-cell office:value-type="string">
            <text:p>save_id_1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H2]" office:value-type="string" office:string-value="(?:“[^”]*”|&lt;\s*&lt;.*?&gt;\s*&gt;|[a-zA-Z_][a-zA-Z_0-9]*|-?(?:\.[0-9]+|[0-9]+(?:\.[0-9])*))">
            <text:p>(?:“[^”]*”|&lt;\s*&lt;.*?&gt;\s*&gt;|[a-zA-Z_][a-zA-Z_0-9]*|-?(?:\.[0-9]+|[0-9]+(?:\.[0-9])*))</text:p>
          </table:table-cell>
          <table:table-cell office:value-type="string">
            <text:p>id_a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H7]" office:value-type="string" office:string-value="(?:-&gt;|--)">
            <text:p>(?:-&gt;|--)</text:p>
          </table:table-cell>
          <table:table-cell office:value-type="string">
            <text:p>edge_id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\[</text:p>
          </table:table-cell>
          <table:table-cell office:value-type="string">
            <text:p>attribute_list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{</text:p>
          </table:table-cell>
          <table:table-cell office:value-type="string">
            <text:p>statement_list_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}</text:p>
          </table:table-cell>
          <table:table-cell office:value-type="string">
            <text:p>statement_list_1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H4]" office:value-type="string" office:string-value="\/\*.*\*\/">
            <text:p>\/\*.*\*\/</text:p>
          </table:table-cell>
          <table:table-cell office:value-type="string">
            <text:p>end_statement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\s+</text:p>
          </table:table-cell>
          <table:table-cell office:value-type="string">
            <text:p>end_statement</text:p>
          </table:table-cell>
          <table:table-cell table:number-columns-repeated="4"/>
        </table:table-row>
      </table:table>
      <table:table table:name="Sheet2" table:style-name="ta1" table:print="false">
        <table:table-column table:style-name="co8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8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12">12/11/2012</text:date>, <text:time>14:15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n Savage</meta:initial-creator>
    <meta:creation-date>2011-05-20T18:22:59</meta:creation-date>
    <dc:date>2012-11-12T14:15:39</dc:date>
    <meta:editing-duration>P19DT18H36M47S</meta:editing-duration>
    <meta:editing-cycles>187</meta:editing-cycles>
    <meta:generator>LibreOffice/3.4$Unix LibreOffice_project/340m1$Build-602</meta:generator>
    <meta:document-statistic meta:table-count="3" meta:cell-count="236" meta:object-count="0"/>
  </office:meta>
</office:document-meta>
</file>